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<text:span text:style-name="T1">Realizar pagamento</text:span></text:p>
      <text:p text:style-name="P1">Identificador: <text:span text:style-name="T1">R11</text:span></text:p>
      <text:p text:style-name="P1">Sumário: <text:span text:style-name="T2">Registrar que o pagamento foi efetivado.</text:span></text:p>
      <text:p text:style-name="P2">Ator Primário: <text:span text:style-name="T1">Atendente</text:span></text:p>
      <text:p text:style-name="P2">Pré-condição: <text:span text:style-name="T1">Atendente registrado no sistema, cliente registrado no sistema. </text:span></text:p>
      <text:p text:style-name="P2">Fluxo principal:</text:p>
      <text:p text:style-name="P5">a) A escolha do pagamento pode ser no dia da locação ou no dia que devolver todos os jogos.</text:p>
      <text:p text:style-name="P5">b) Se o cliente entregar o jogo em uma data superior a prevista, então ele terá que pagar uma multa.</text:p>
      <text:p text:style-name="P5">c) Se o cliente escolheu pagar no dia da locação e ele devolveu os jogos na data prevista, então o pagamento será feito automáticamente pelo sistema.</text:p>
      <text:p text:style-name="P5">d) O cliente terá a opção de pagar menos que o previsto, porém ficará em dívida com a locadora.</text:p>
      <text:p text:style-name="P2">Pós-condição: <text:span text:style-name="T1">O sistema salvará a informação do pagamento. Se o cliente pagar menos que o que deve, então ele será um devedor.</text:span></text:p>
      <text:p text:style-name="P2">Regra de negócio: <text:span text:style-name="T1">Se a escolha de pagamento não for no dia do aluguel dos jogos, então esse só poderá ser feito se o cliente devolver todos os jog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1T23:49:26.39</meta:creation-date>
    <dc:date>2015-05-12T01:39:36.75</dc:date>
    <meta:editing-duration>PT29M4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61" meta:character-count="919"/>
  </office:meta>
</office:document-meta>
</file>